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0afa6" officeooo:paragraph-rsid="0010afa6"/>
    </style:style>
    <style:style style:name="P2" style:family="paragraph" style:parent-style-name="Text_20_body">
      <style:text-properties fo:font-variant="normal" fo:text-transform="none" fo:color="#000000" style:font-name="Arial" fo:font-size="14.25pt" fo:font-style="normal" style:text-underline-style="solid" style:text-underline-width="auto" style:text-underline-color="font-color" fo:font-weight="bold" officeooo:rsid="0010afa6" officeooo:paragraph-rsid="0010afa6" fo:background-color="transparent"/>
    </style:style>
    <style:style style:name="P3" style:family="paragraph" style:parent-style-name="Text_20_body">
      <style:paragraph-properties fo:margin-top="0in" fo:margin-bottom="0in" style:contextual-spacing="false" fo:line-height="114%"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T1" style:family="text">
      <style:text-properties fo:font-variant="normal" fo:text-transform="none" fo:color="#000000" style:text-line-through-style="none" style:font-name="Arial" fo:font-size="11.25pt" fo:font-style="normal" style:text-underline-style="none" fo:font-weight="normal" style:text-blinking="false"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376e6f94-7483-c160-a87b-bb9576437fc2"/>ENUNCIAT AMPLIAT: RUTA D’UN CAMIÓ DE MISSATGERIA</text:p>
      <text:p text:style-name="Text_20_body"><text:line-break/></text:p>
      <text:p text:style-name="P3">Tenim una empresa de missatgeria que recull i reparteix els seus enviaments per l’interior d’una ciutat. L'empresa disposa d'un camió per a tal fi. L’objectiu és crear un sistema software per tal de d’assolir les rutes òptimes.</text:p>
      <text:p text:style-name="Text_20_body"/>
      <text:p text:style-name="P3">El programa treballa sobre ciutats, per tant el software ofereix a l'usuari l'opció d'utilitzar una de les ciutats ja fetes per defecte, crear una ciutat nova i poder-ne modificar una qualsevol (fins i tot les ciutats que venen per defecte).</text:p>
      <text:p text:style-name="P3">S’oferirà una funcionalitat per  poder carregar-les, i també per poder-les guardar, per una possible reutilització en futures ocasions. </text:p>
      <text:p text:style-name="Text_20_body"/>
      <text:p text:style-name="P3">Com a representació de les ciutats tenim carrers. Hi hauran dos tipus de carrers, verticals i horitzontals (per simplicitat no tindrem en compte carrers diagonals). En el cas de voler crear una ciutat, l’usuari introdurà els noms dels carrers i el nombre de números (portes on es poden entregar/recollir paquets).</text:p>
      <text:p text:style-name="P3">Per cada fracció de carrer (és a dir, totes les portes  compreses entre dos  cruïlles d’un mateix carrer) tindrém un valor ‘X’ que representarà la suma de certes variables com poden ser temps, perillositat, tràfic, averies, accidents, semàfors, vies en mal estat, zones d’obres, etc.</text:p>
      <text:p text:style-name="Text_20_body"/>
      <text:p text:style-name="P3">Quan l’usuari ha escollit o editar una ciutat, aquest passarà a introduïr el punt de sortida i arribada del camió i els punts de recollida i/o distribució de paquets. </text:p>
      <text:p text:style-name="P3">L'usuari representarà els punts introduint el nom del carrer i el número, i definint si és un punt de recollida o de destí. (Opcionalment es podrà incorporar una manera interactiva per introduir els punts mitjançant el ratolí).</text:p>
      <text:p text:style-name="Text_20_body"/>
      <text:p text:style-name="P3">Quan tots els punts de recollida/distribució de paquets estiguin introduïts se li oferirà a l'usuari l'opció de traçar la ruta òptima i de guardar la ciutat amb els punts escollits. Aquesta ruta es traçarà recollint i deixant els els paquests marcats a través dels carrers de la ciutat i des del punt d’origen i destinació especificat, es calcularan les traçes òptimes en funció de la variable “X” i tenint en compte que un camió, per motius logístics, mai passarà pel mateix punt dues vegades. Un cop calculada la ruta es representarà de forma gràfica. (opcionalment, es farà de forma animada, per que sigui més fàcil la visualització del sentit de les rutes).</text:p>
      <text:p text:style-name="Text_20_body"><text:line-break/><text:span text:style-name="T1">Opcionalment si’mplementarà un mètode d’autoguardat per cada opció que l’usuari modifiqu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p </meta:initial-creator>
    <meta:creation-date>2013-09-26T13:31:13</meta:creation-date>
    <dc:date>2013-10-01T16:55:34</dc:date>
    <dc:creator>josep </dc:creator>
    <meta:editing-duration>PT15M3S</meta:editing-duration>
    <meta:editing-cycles>4</meta:editing-cycles>
    <meta:generator>LibreOffice/4.0.2.2$Linux_X86_64 LibreOffice_project/400m0$Build-2</meta:generator>
    <meta:document-statistic meta:table-count="0" meta:image-count="0" meta:object-count="0" meta:page-count="1" meta:paragraph-count="11" meta:word-count="386" meta:character-count="2396" meta:non-whitespace-character-count="2012"/>
  </office:meta>
</office:document-meta>
</file>